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c27709779336f2bab0172f481cf8687d" style:family="table-column">
      <style:table-column-properties fo:break-before="auto" style:use-optimal-column-width="false" style:column-width="6cm"/>
    </style:style>
    <style:style style:name="odsStyleTableColumn-edaf2b028755548a56f60d975f15c145" style:family="table-column">
      <style:table-column-properties fo:break-before="auto" style:use-optimal-column-width="false" style:column-width="5cm"/>
    </style:style>
    <style:style style:name="odsStyleTableColumn-5f93217be2de2919fec1a19365d43949" style:family="table-column">
      <style:table-column-properties fo:break-before="auto" style:use-optimal-column-width="false" style:column-width="3cm"/>
    </style:style>
    <style:style style:name="odsStyleTableCell-2391b07474bf718eebf153807596820b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b9afae6c673c382ea89500d71a3ebcb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a348ee97d45f9e2dc86c5e17f10ad103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3f51950b1adfdebd64d8aa8dd9c13fd5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2a1c08e99736a7ebe63365ff4ea58ded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5f4cf03b53d51c8ebbe340520edf30b6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c27709779336f2bab0172f481cf8687d" table:default-cell-style-name="Default"/>
        <table:table-column table:style-name="odsStyleTableColumn-edaf2b028755548a56f60d975f15c145" table:default-cell-style-name="Default"/>
        <table:table-column table:style-name="odsStyleTableColumn-5f93217be2de2919fec1a19365d43949" table:default-cell-style-name="Default"/>
        <table:table-column table:style-name="odsStyleTableColumn-5f93217be2de2919fec1a19365d43949" table:default-cell-style-name="Default"/>
        <table:table-column table:style-name="odsStyleTableColumn-5f93217be2de2919fec1a19365d43949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2391b07474bf718eebf153807596820b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b9afae6c673c382ea89500d71a3ebcb2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b9afae6c673c382ea89500d71a3ebcb2" table:number-columns-spanned="5" table:number-rows-spanned="1" office:value-type="string">
            <text:p>TABLA No. 54-24</text:p>
          </table:table-cell>
          <table:covered-table-cell table:number-columns-repeated="4"/>
        </table:table-row>
        <table:table-row table:style-name="ro1">
          <table:table-cell table:style-name="odsStyleTableCell-b9afae6c673c382ea89500d71a3ebcb2" table:number-columns-spanned="5" table:number-rows-spanned="1" office:value-type="string">
            <text:p>TABLA DE COTIZACIONES DEL 20 DE MARZ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b9afae6c673c382ea89500d71a3ebcb2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a348ee97d45f9e2dc86c5e17f10ad103" office:value-type="string">
            <text:p>PAIS</text:p>
          </table:table-cell>
          <table:table-cell table:style-name="odsStyleTableCell-a348ee97d45f9e2dc86c5e17f10ad103" office:value-type="string">
            <text:p>UNIDAD MONETARIA</text:p>
          </table:table-cell>
          <table:table-cell table:style-name="odsStyleTableCell-a348ee97d45f9e2dc86c5e17f10ad103" office:value-type="string">
            <text:p>MONEDA</text:p>
          </table:table-cell>
          <table:table-cell table:style-name="odsStyleTableCell-a348ee97d45f9e2dc86c5e17f10ad103" office:value-type="string">
            <text:p>TIPO DE CAMBIO EN Bs POR UNIDAD DE MONEDA EXTRANJERA</text:p>
          </table:table-cell>
          <table:table-cell table:style-name="odsStyleTableCell-a348ee97d45f9e2dc86c5e17f10ad103" office:value-type="string">
            <text:p>TIPO DE CAMBIO EN M.E.</text:p>
          </table:table-cell>
        </table:table-row>
        <table:table-row table:style-name="ro1">
          <table:table-cell table:style-name="odsStyleTableCell-3f51950b1adfdebd64d8aa8dd9c13fd5" office:value-type="string">
            <text:p>ESTADOS UNIDOS</text:p>
          </table:table-cell>
          <table:table-cell table:style-name="odsStyleTableCell-3f51950b1adfdebd64d8aa8dd9c13fd5" office:value-type="string">
            <text:p>DOLAR VENTA</text:p>
          </table:table-cell>
          <table:table-cell table:style-name="odsStyleTableCell-3f51950b1adfdebd64d8aa8dd9c13fd5" office:value-type="string">
            <text:p>USD.VENTA</text:p>
          </table:table-cell>
          <table:table-cell table:style-name="odsStyleTableCell-2a1c08e99736a7ebe63365ff4ea58ded" office:value-type="string">
            <text:p>6.96000</text:p>
          </table:table-cell>
          <table:table-cell table:style-name="odsStyleTableCell-2a1c08e99736a7ebe63365ff4ea58ded" office:value-type="string">
            <text:p/>
          </table:table-cell>
        </table:table-row>
        <table:table-row table:style-name="ro1">
          <table:table-cell table:style-name="odsStyleTableCell-3f51950b1adfdebd64d8aa8dd9c13fd5" office:value-type="string">
            <text:p>ESTADOS UNIDOS</text:p>
          </table:table-cell>
          <table:table-cell table:style-name="odsStyleTableCell-3f51950b1adfdebd64d8aa8dd9c13fd5" office:value-type="string">
            <text:p>DOLAR COMPRA</text:p>
          </table:table-cell>
          <table:table-cell table:style-name="odsStyleTableCell-3f51950b1adfdebd64d8aa8dd9c13fd5" office:value-type="string">
            <text:p>USD.COMPRA</text:p>
          </table:table-cell>
          <table:table-cell table:style-name="odsStyleTableCell-2a1c08e99736a7ebe63365ff4ea58ded" office:value-type="string">
            <text:p>6.86000</text:p>
          </table:table-cell>
          <table:table-cell table:style-name="odsStyleTableCell-2a1c08e99736a7ebe63365ff4ea58ded" office:value-type="string">
            <text:p/>
          </table:table-cell>
        </table:table-row>
        <table:table-row table:style-name="ro1">
          <table:table-cell table:style-name="odsStyleTableCell-3f51950b1adfdebd64d8aa8dd9c13fd5" office:value-type="string">
            <text:p>UNION EUROPEA</text:p>
          </table:table-cell>
          <table:table-cell table:style-name="odsStyleTableCell-3f51950b1adfdebd64d8aa8dd9c13fd5" office:value-type="string">
            <text:p>EURO</text:p>
          </table:table-cell>
          <table:table-cell table:style-name="odsStyleTableCell-3f51950b1adfdebd64d8aa8dd9c13fd5" office:value-type="string">
            <text:p>EUR</text:p>
          </table:table-cell>
          <table:table-cell table:style-name="odsStyleTableCell-2a1c08e99736a7ebe63365ff4ea58ded" office:value-type="string">
            <text:p>7.45271</text:p>
          </table:table-cell>
          <table:table-cell table:style-name="odsStyleTableCell-2a1c08e99736a7ebe63365ff4ea58ded" office:value-type="string">
            <text:p>0.92047</text:p>
          </table:table-cell>
        </table:table-row>
        <table:table-row table:style-name="ro1">
          <table:table-cell table:style-name="odsStyleTableCell-3f51950b1adfdebd64d8aa8dd9c13fd5" office:value-type="string">
            <text:p>JAPON</text:p>
          </table:table-cell>
          <table:table-cell table:style-name="odsStyleTableCell-3f51950b1adfdebd64d8aa8dd9c13fd5" office:value-type="string">
            <text:p>YEN</text:p>
          </table:table-cell>
          <table:table-cell table:style-name="odsStyleTableCell-3f51950b1adfdebd64d8aa8dd9c13fd5" office:value-type="string">
            <text:p>JPY</text:p>
          </table:table-cell>
          <table:table-cell table:style-name="odsStyleTableCell-2a1c08e99736a7ebe63365ff4ea58ded" office:value-type="string">
            <text:p>0.04547</text:p>
          </table:table-cell>
          <table:table-cell table:style-name="odsStyleTableCell-2a1c08e99736a7ebe63365ff4ea58ded" office:value-type="string">
            <text:p>150.86000</text:p>
          </table:table-cell>
        </table:table-row>
        <table:table-row table:style-name="ro1">
          <table:table-cell table:style-name="odsStyleTableCell-3f51950b1adfdebd64d8aa8dd9c13fd5" office:value-type="string">
            <text:p>ARABIA SAUDITA</text:p>
          </table:table-cell>
          <table:table-cell table:style-name="odsStyleTableCell-3f51950b1adfdebd64d8aa8dd9c13fd5" office:value-type="string">
            <text:p>RIYAL SAUDÍ</text:p>
          </table:table-cell>
          <table:table-cell table:style-name="odsStyleTableCell-3f51950b1adfdebd64d8aa8dd9c13fd5" office:value-type="string">
            <text:p>SAR</text:p>
          </table:table-cell>
          <table:table-cell table:style-name="odsStyleTableCell-2a1c08e99736a7ebe63365ff4ea58ded" office:value-type="string">
            <text:p>1.82919</text:p>
          </table:table-cell>
          <table:table-cell table:style-name="odsStyleTableCell-2a1c08e99736a7ebe63365ff4ea58ded" office:value-type="string">
            <text:p>3.75030</text:p>
          </table:table-cell>
        </table:table-row>
        <table:table-row table:style-name="ro1">
          <table:table-cell table:style-name="odsStyleTableCell-3f51950b1adfdebd64d8aa8dd9c13fd5" office:value-type="string">
            <text:p>ARGELIA</text:p>
          </table:table-cell>
          <table:table-cell table:style-name="odsStyleTableCell-3f51950b1adfdebd64d8aa8dd9c13fd5" office:value-type="string">
            <text:p>DINAR ARGELINO</text:p>
          </table:table-cell>
          <table:table-cell table:style-name="odsStyleTableCell-3f51950b1adfdebd64d8aa8dd9c13fd5" office:value-type="string">
            <text:p>DZD</text:p>
          </table:table-cell>
          <table:table-cell table:style-name="odsStyleTableCell-2a1c08e99736a7ebe63365ff4ea58ded" office:value-type="string">
            <text:p>0.05102</text:p>
          </table:table-cell>
          <table:table-cell table:style-name="odsStyleTableCell-2a1c08e99736a7ebe63365ff4ea58ded" office:value-type="string">
            <text:p>134.45990</text:p>
          </table:table-cell>
        </table:table-row>
        <table:table-row table:style-name="ro1">
          <table:table-cell table:style-name="odsStyleTableCell-3f51950b1adfdebd64d8aa8dd9c13fd5" office:value-type="string">
            <text:p>ARGENTINA</text:p>
          </table:table-cell>
          <table:table-cell table:style-name="odsStyleTableCell-3f51950b1adfdebd64d8aa8dd9c13fd5" office:value-type="string">
            <text:p>PESO</text:p>
          </table:table-cell>
          <table:table-cell table:style-name="odsStyleTableCell-3f51950b1adfdebd64d8aa8dd9c13fd5" office:value-type="string">
            <text:p>ARS</text:p>
          </table:table-cell>
          <table:table-cell table:style-name="odsStyleTableCell-2a1c08e99736a7ebe63365ff4ea58ded" office:value-type="string">
            <text:p>0.00804</text:p>
          </table:table-cell>
          <table:table-cell table:style-name="odsStyleTableCell-2a1c08e99736a7ebe63365ff4ea58ded" office:value-type="string">
            <text:p>853.19430</text:p>
          </table:table-cell>
        </table:table-row>
        <table:table-row table:style-name="ro1">
          <table:table-cell table:style-name="odsStyleTableCell-3f51950b1adfdebd64d8aa8dd9c13fd5" office:value-type="string">
            <text:p>AUSTRALIA</text:p>
          </table:table-cell>
          <table:table-cell table:style-name="odsStyleTableCell-3f51950b1adfdebd64d8aa8dd9c13fd5" office:value-type="string">
            <text:p>DÓLAR</text:p>
          </table:table-cell>
          <table:table-cell table:style-name="odsStyleTableCell-3f51950b1adfdebd64d8aa8dd9c13fd5" office:value-type="string">
            <text:p>AUD</text:p>
          </table:table-cell>
          <table:table-cell table:style-name="odsStyleTableCell-2a1c08e99736a7ebe63365ff4ea58ded" office:value-type="string">
            <text:p>4.48097</text:p>
          </table:table-cell>
          <table:table-cell table:style-name="odsStyleTableCell-2a1c08e99736a7ebe63365ff4ea58ded" office:value-type="string">
            <text:p>1.53092</text:p>
          </table:table-cell>
        </table:table-row>
        <table:table-row table:style-name="ro1">
          <table:table-cell table:style-name="odsStyleTableCell-3f51950b1adfdebd64d8aa8dd9c13fd5" office:value-type="string">
            <text:p>BRASIL</text:p>
          </table:table-cell>
          <table:table-cell table:style-name="odsStyleTableCell-3f51950b1adfdebd64d8aa8dd9c13fd5" office:value-type="string">
            <text:p>REAL</text:p>
          </table:table-cell>
          <table:table-cell table:style-name="odsStyleTableCell-3f51950b1adfdebd64d8aa8dd9c13fd5" office:value-type="string">
            <text:p>BRL</text:p>
          </table:table-cell>
          <table:table-cell table:style-name="odsStyleTableCell-2a1c08e99736a7ebe63365ff4ea58ded" office:value-type="string">
            <text:p>1.36831</text:p>
          </table:table-cell>
          <table:table-cell table:style-name="odsStyleTableCell-2a1c08e99736a7ebe63365ff4ea58ded" office:value-type="string">
            <text:p>5.01350</text:p>
          </table:table-cell>
        </table:table-row>
        <table:table-row table:style-name="ro1">
          <table:table-cell table:style-name="odsStyleTableCell-3f51950b1adfdebd64d8aa8dd9c13fd5" office:value-type="string">
            <text:p>CANADA</text:p>
          </table:table-cell>
          <table:table-cell table:style-name="odsStyleTableCell-3f51950b1adfdebd64d8aa8dd9c13fd5" office:value-type="string">
            <text:p>DÓLAR</text:p>
          </table:table-cell>
          <table:table-cell table:style-name="odsStyleTableCell-3f51950b1adfdebd64d8aa8dd9c13fd5" office:value-type="string">
            <text:p>CAD</text:p>
          </table:table-cell>
          <table:table-cell table:style-name="odsStyleTableCell-2a1c08e99736a7ebe63365ff4ea58ded" office:value-type="string">
            <text:p>5.05825</text:p>
          </table:table-cell>
          <table:table-cell table:style-name="odsStyleTableCell-2a1c08e99736a7ebe63365ff4ea58ded" office:value-type="string">
            <text:p>1.35620</text:p>
          </table:table-cell>
        </table:table-row>
        <table:table-row table:style-name="ro1">
          <table:table-cell table:style-name="odsStyleTableCell-3f51950b1adfdebd64d8aa8dd9c13fd5" office:value-type="string">
            <text:p>CHILE</text:p>
          </table:table-cell>
          <table:table-cell table:style-name="odsStyleTableCell-3f51950b1adfdebd64d8aa8dd9c13fd5" office:value-type="string">
            <text:p>PESO</text:p>
          </table:table-cell>
          <table:table-cell table:style-name="odsStyleTableCell-3f51950b1adfdebd64d8aa8dd9c13fd5" office:value-type="string">
            <text:p>CLP</text:p>
          </table:table-cell>
          <table:table-cell table:style-name="odsStyleTableCell-2a1c08e99736a7ebe63365ff4ea58ded" office:value-type="string">
            <text:p>0.00710</text:p>
          </table:table-cell>
          <table:table-cell table:style-name="odsStyleTableCell-2a1c08e99736a7ebe63365ff4ea58ded" office:value-type="string">
            <text:p>966.16000</text:p>
          </table:table-cell>
        </table:table-row>
        <table:table-row table:style-name="ro1">
          <table:table-cell table:style-name="odsStyleTableCell-3f51950b1adfdebd64d8aa8dd9c13fd5" office:value-type="string">
            <text:p>COLOMBIA</text:p>
          </table:table-cell>
          <table:table-cell table:style-name="odsStyleTableCell-3f51950b1adfdebd64d8aa8dd9c13fd5" office:value-type="string">
            <text:p>PESO</text:p>
          </table:table-cell>
          <table:table-cell table:style-name="odsStyleTableCell-3f51950b1adfdebd64d8aa8dd9c13fd5" office:value-type="string">
            <text:p>COP</text:p>
          </table:table-cell>
          <table:table-cell table:style-name="odsStyleTableCell-2a1c08e99736a7ebe63365ff4ea58ded" office:value-type="string">
            <text:p>0.00177</text:p>
          </table:table-cell>
          <table:table-cell table:style-name="odsStyleTableCell-2a1c08e99736a7ebe63365ff4ea58ded" office:value-type="string">
            <text:p>3,876.35000</text:p>
          </table:table-cell>
        </table:table-row>
        <table:table-row table:style-name="ro1">
          <table:table-cell table:style-name="odsStyleTableCell-3f51950b1adfdebd64d8aa8dd9c13fd5" office:value-type="string">
            <text:p>COREA DEL SUR</text:p>
          </table:table-cell>
          <table:table-cell table:style-name="odsStyleTableCell-3f51950b1adfdebd64d8aa8dd9c13fd5" office:value-type="string">
            <text:p>WON</text:p>
          </table:table-cell>
          <table:table-cell table:style-name="odsStyleTableCell-3f51950b1adfdebd64d8aa8dd9c13fd5" office:value-type="string">
            <text:p>KRW</text:p>
          </table:table-cell>
          <table:table-cell table:style-name="odsStyleTableCell-2a1c08e99736a7ebe63365ff4ea58ded" office:value-type="string">
            <text:p>0.00512</text:p>
          </table:table-cell>
          <table:table-cell table:style-name="odsStyleTableCell-2a1c08e99736a7ebe63365ff4ea58ded" office:value-type="string">
            <text:p>1,339.96000</text:p>
          </table:table-cell>
        </table:table-row>
        <table:table-row table:style-name="ro1">
          <table:table-cell table:style-name="odsStyleTableCell-3f51950b1adfdebd64d8aa8dd9c13fd5" office:value-type="string">
            <text:p>COSTA RICA</text:p>
          </table:table-cell>
          <table:table-cell table:style-name="odsStyleTableCell-3f51950b1adfdebd64d8aa8dd9c13fd5" office:value-type="string">
            <text:p>COLON COSTARRICENSE</text:p>
          </table:table-cell>
          <table:table-cell table:style-name="odsStyleTableCell-3f51950b1adfdebd64d8aa8dd9c13fd5" office:value-type="string">
            <text:p>CRC</text:p>
          </table:table-cell>
          <table:table-cell table:style-name="odsStyleTableCell-2a1c08e99736a7ebe63365ff4ea58ded" office:value-type="string">
            <text:p>0.01365</text:p>
          </table:table-cell>
          <table:table-cell table:style-name="odsStyleTableCell-2a1c08e99736a7ebe63365ff4ea58ded" office:value-type="string">
            <text:p>502.46000</text:p>
          </table:table-cell>
        </table:table-row>
        <table:table-row table:style-name="ro1">
          <table:table-cell table:style-name="odsStyleTableCell-3f51950b1adfdebd64d8aa8dd9c13fd5" office:value-type="string">
            <text:p>REPUBLICA CHECA</text:p>
          </table:table-cell>
          <table:table-cell table:style-name="odsStyleTableCell-3f51950b1adfdebd64d8aa8dd9c13fd5" office:value-type="string">
            <text:p>CORONA CHECA</text:p>
          </table:table-cell>
          <table:table-cell table:style-name="odsStyleTableCell-3f51950b1adfdebd64d8aa8dd9c13fd5" office:value-type="string">
            <text:p>CZK</text:p>
          </table:table-cell>
          <table:table-cell table:style-name="odsStyleTableCell-2a1c08e99736a7ebe63365ff4ea58ded" office:value-type="string">
            <text:p>0.29499</text:p>
          </table:table-cell>
          <table:table-cell table:style-name="odsStyleTableCell-2a1c08e99736a7ebe63365ff4ea58ded" office:value-type="string">
            <text:p>23.25510</text:p>
          </table:table-cell>
        </table:table-row>
        <table:table-row table:style-name="ro1">
          <table:table-cell table:style-name="odsStyleTableCell-3f51950b1adfdebd64d8aa8dd9c13fd5" office:value-type="string">
            <text:p>DINAMARCA</text:p>
          </table:table-cell>
          <table:table-cell table:style-name="odsStyleTableCell-3f51950b1adfdebd64d8aa8dd9c13fd5" office:value-type="string">
            <text:p>CORONA</text:p>
          </table:table-cell>
          <table:table-cell table:style-name="odsStyleTableCell-3f51950b1adfdebd64d8aa8dd9c13fd5" office:value-type="string">
            <text:p>DKK</text:p>
          </table:table-cell>
          <table:table-cell table:style-name="odsStyleTableCell-2a1c08e99736a7ebe63365ff4ea58ded" office:value-type="string">
            <text:p>0.99940</text:p>
          </table:table-cell>
          <table:table-cell table:style-name="odsStyleTableCell-2a1c08e99736a7ebe63365ff4ea58ded" office:value-type="string">
            <text:p>6.86410</text:p>
          </table:table-cell>
        </table:table-row>
        <table:table-row table:style-name="ro1">
          <table:table-cell table:style-name="odsStyleTableCell-3f51950b1adfdebd64d8aa8dd9c13fd5" office:value-type="string">
            <text:p>ECUADOR</text:p>
          </table:table-cell>
          <table:table-cell table:style-name="odsStyleTableCell-3f51950b1adfdebd64d8aa8dd9c13fd5" office:value-type="string">
            <text:p>DÓLAR</text:p>
          </table:table-cell>
          <table:table-cell table:style-name="odsStyleTableCell-3f51950b1adfdebd64d8aa8dd9c13fd5" office:value-type="string">
            <text:p>USD</text:p>
          </table:table-cell>
          <table:table-cell table:style-name="odsStyleTableCell-2a1c08e99736a7ebe63365ff4ea58ded" office:value-type="string">
            <text:p>6.86000</text:p>
          </table:table-cell>
          <table:table-cell table:style-name="odsStyleTableCell-2a1c08e99736a7ebe63365ff4ea58ded" office:value-type="string">
            <text:p>1.00000</text:p>
          </table:table-cell>
        </table:table-row>
        <table:table-row table:style-name="ro1">
          <table:table-cell table:style-name="odsStyleTableCell-3f51950b1adfdebd64d8aa8dd9c13fd5" office:value-type="string">
            <text:p>EMIRATOS ARABES</text:p>
          </table:table-cell>
          <table:table-cell table:style-name="odsStyleTableCell-3f51950b1adfdebd64d8aa8dd9c13fd5" office:value-type="string">
            <text:p>DIRHAM</text:p>
          </table:table-cell>
          <table:table-cell table:style-name="odsStyleTableCell-3f51950b1adfdebd64d8aa8dd9c13fd5" office:value-type="string">
            <text:p>AED</text:p>
          </table:table-cell>
          <table:table-cell table:style-name="odsStyleTableCell-2a1c08e99736a7ebe63365ff4ea58ded" office:value-type="string">
            <text:p>1.86794</text:p>
          </table:table-cell>
          <table:table-cell table:style-name="odsStyleTableCell-2a1c08e99736a7ebe63365ff4ea58ded" office:value-type="string">
            <text:p>3.67250</text:p>
          </table:table-cell>
        </table:table-row>
        <table:table-row table:style-name="ro1">
          <table:table-cell table:style-name="odsStyleTableCell-3f51950b1adfdebd64d8aa8dd9c13fd5" office:value-type="string">
            <text:p>FILIPINAS</text:p>
          </table:table-cell>
          <table:table-cell table:style-name="odsStyleTableCell-3f51950b1adfdebd64d8aa8dd9c13fd5" office:value-type="string">
            <text:p>PESO FILIPINO</text:p>
          </table:table-cell>
          <table:table-cell table:style-name="odsStyleTableCell-3f51950b1adfdebd64d8aa8dd9c13fd5" office:value-type="string">
            <text:p>PHP</text:p>
          </table:table-cell>
          <table:table-cell table:style-name="odsStyleTableCell-2a1c08e99736a7ebe63365ff4ea58ded" office:value-type="string">
            <text:p>0.12268</text:p>
          </table:table-cell>
          <table:table-cell table:style-name="odsStyleTableCell-2a1c08e99736a7ebe63365ff4ea58ded" office:value-type="string">
            <text:p>55.92000</text:p>
          </table:table-cell>
        </table:table-row>
        <table:table-row table:style-name="ro1">
          <table:table-cell table:style-name="odsStyleTableCell-3f51950b1adfdebd64d8aa8dd9c13fd5" office:value-type="string">
            <text:p>HAITÍ</text:p>
          </table:table-cell>
          <table:table-cell table:style-name="odsStyleTableCell-3f51950b1adfdebd64d8aa8dd9c13fd5" office:value-type="string">
            <text:p>GOURDE</text:p>
          </table:table-cell>
          <table:table-cell table:style-name="odsStyleTableCell-3f51950b1adfdebd64d8aa8dd9c13fd5" office:value-type="string">
            <text:p>HTG</text:p>
          </table:table-cell>
          <table:table-cell table:style-name="odsStyleTableCell-2a1c08e99736a7ebe63365ff4ea58ded" office:value-type="string">
            <text:p>0.05180</text:p>
          </table:table-cell>
          <table:table-cell table:style-name="odsStyleTableCell-2a1c08e99736a7ebe63365ff4ea58ded" office:value-type="string">
            <text:p>132.42550</text:p>
          </table:table-cell>
        </table:table-row>
        <table:table-row table:style-name="ro1">
          <table:table-cell table:style-name="odsStyleTableCell-3f51950b1adfdebd64d8aa8dd9c13fd5" office:value-type="string">
            <text:p>HONG KONG</text:p>
          </table:table-cell>
          <table:table-cell table:style-name="odsStyleTableCell-3f51950b1adfdebd64d8aa8dd9c13fd5" office:value-type="string">
            <text:p>DÓLAR</text:p>
          </table:table-cell>
          <table:table-cell table:style-name="odsStyleTableCell-3f51950b1adfdebd64d8aa8dd9c13fd5" office:value-type="string">
            <text:p>HKD</text:p>
          </table:table-cell>
          <table:table-cell table:style-name="odsStyleTableCell-2a1c08e99736a7ebe63365ff4ea58ded" office:value-type="string">
            <text:p>0.87691</text:p>
          </table:table-cell>
          <table:table-cell table:style-name="odsStyleTableCell-2a1c08e99736a7ebe63365ff4ea58ded" office:value-type="string">
            <text:p>7.82290</text:p>
          </table:table-cell>
        </table:table-row>
        <table:table-row table:style-name="ro1">
          <table:table-cell table:style-name="odsStyleTableCell-3f51950b1adfdebd64d8aa8dd9c13fd5" office:value-type="string">
            <text:p>INDIA</text:p>
          </table:table-cell>
          <table:table-cell table:style-name="odsStyleTableCell-3f51950b1adfdebd64d8aa8dd9c13fd5" office:value-type="string">
            <text:p>RUPIA</text:p>
          </table:table-cell>
          <table:table-cell table:style-name="odsStyleTableCell-3f51950b1adfdebd64d8aa8dd9c13fd5" office:value-type="string">
            <text:p>INR</text:p>
          </table:table-cell>
          <table:table-cell table:style-name="odsStyleTableCell-2a1c08e99736a7ebe63365ff4ea58ded" office:value-type="string">
            <text:p>0.08261</text:p>
          </table:table-cell>
          <table:table-cell table:style-name="odsStyleTableCell-2a1c08e99736a7ebe63365ff4ea58ded" office:value-type="string">
            <text:p>83.04120</text:p>
          </table:table-cell>
        </table:table-row>
        <table:table-row table:style-name="ro1">
          <table:table-cell table:style-name="odsStyleTableCell-3f51950b1adfdebd64d8aa8dd9c13fd5" office:value-type="string">
            <text:p>INDONESIA</text:p>
          </table:table-cell>
          <table:table-cell table:style-name="odsStyleTableCell-3f51950b1adfdebd64d8aa8dd9c13fd5" office:value-type="string">
            <text:p>RUPIA INDONESIA</text:p>
          </table:table-cell>
          <table:table-cell table:style-name="odsStyleTableCell-3f51950b1adfdebd64d8aa8dd9c13fd5" office:value-type="string">
            <text:p>IDR</text:p>
          </table:table-cell>
          <table:table-cell table:style-name="odsStyleTableCell-2a1c08e99736a7ebe63365ff4ea58ded" office:value-type="string">
            <text:p>0.00044</text:p>
          </table:table-cell>
          <table:table-cell table:style-name="odsStyleTableCell-2a1c08e99736a7ebe63365ff4ea58ded" office:value-type="string">
            <text:p>15,715.00000</text:p>
          </table:table-cell>
        </table:table-row>
        <table:table-row table:style-name="ro1">
          <table:table-cell table:style-name="odsStyleTableCell-3f51950b1adfdebd64d8aa8dd9c13fd5" office:value-type="string">
            <text:p>ISRAEL</text:p>
          </table:table-cell>
          <table:table-cell table:style-name="odsStyleTableCell-3f51950b1adfdebd64d8aa8dd9c13fd5" office:value-type="string">
            <text:p>NUEVO SÉQUEL</text:p>
          </table:table-cell>
          <table:table-cell table:style-name="odsStyleTableCell-3f51950b1adfdebd64d8aa8dd9c13fd5" office:value-type="string">
            <text:p>ILS</text:p>
          </table:table-cell>
          <table:table-cell table:style-name="odsStyleTableCell-2a1c08e99736a7ebe63365ff4ea58ded" office:value-type="string">
            <text:p>1.87105</text:p>
          </table:table-cell>
          <table:table-cell table:style-name="odsStyleTableCell-2a1c08e99736a7ebe63365ff4ea58ded" office:value-type="string">
            <text:p>3.66640</text:p>
          </table:table-cell>
        </table:table-row>
        <table:table-row table:style-name="ro1">
          <table:table-cell table:style-name="odsStyleTableCell-3f51950b1adfdebd64d8aa8dd9c13fd5" office:value-type="string">
            <text:p>MALASIA</text:p>
          </table:table-cell>
          <table:table-cell table:style-name="odsStyleTableCell-3f51950b1adfdebd64d8aa8dd9c13fd5" office:value-type="string">
            <text:p>RINGGIT MALAYO</text:p>
          </table:table-cell>
          <table:table-cell table:style-name="odsStyleTableCell-3f51950b1adfdebd64d8aa8dd9c13fd5" office:value-type="string">
            <text:p>MYR</text:p>
          </table:table-cell>
          <table:table-cell table:style-name="odsStyleTableCell-2a1c08e99736a7ebe63365ff4ea58ded" office:value-type="string">
            <text:p>1.44817</text:p>
          </table:table-cell>
          <table:table-cell table:style-name="odsStyleTableCell-2a1c08e99736a7ebe63365ff4ea58ded" office:value-type="string">
            <text:p>4.73700</text:p>
          </table:table-cell>
        </table:table-row>
        <table:table-row table:style-name="ro1">
          <table:table-cell table:style-name="odsStyleTableCell-3f51950b1adfdebd64d8aa8dd9c13fd5" office:value-type="string">
            <text:p>MEXICO</text:p>
          </table:table-cell>
          <table:table-cell table:style-name="odsStyleTableCell-3f51950b1adfdebd64d8aa8dd9c13fd5" office:value-type="string">
            <text:p>PESO</text:p>
          </table:table-cell>
          <table:table-cell table:style-name="odsStyleTableCell-3f51950b1adfdebd64d8aa8dd9c13fd5" office:value-type="string">
            <text:p>MXN</text:p>
          </table:table-cell>
          <table:table-cell table:style-name="odsStyleTableCell-2a1c08e99736a7ebe63365ff4ea58ded" office:value-type="string">
            <text:p>0.40727</text:p>
          </table:table-cell>
          <table:table-cell table:style-name="odsStyleTableCell-2a1c08e99736a7ebe63365ff4ea58ded" office:value-type="string">
            <text:p>16.84380</text:p>
          </table:table-cell>
        </table:table-row>
        <table:table-row table:style-name="ro1">
          <table:table-cell table:style-name="odsStyleTableCell-3f51950b1adfdebd64d8aa8dd9c13fd5" office:value-type="string">
            <text:p>NORUEGA</text:p>
          </table:table-cell>
          <table:table-cell table:style-name="odsStyleTableCell-3f51950b1adfdebd64d8aa8dd9c13fd5" office:value-type="string">
            <text:p>CORONA</text:p>
          </table:table-cell>
          <table:table-cell table:style-name="odsStyleTableCell-3f51950b1adfdebd64d8aa8dd9c13fd5" office:value-type="string">
            <text:p>NOK</text:p>
          </table:table-cell>
          <table:table-cell table:style-name="odsStyleTableCell-2a1c08e99736a7ebe63365ff4ea58ded" office:value-type="string">
            <text:p>0.64420</text:p>
          </table:table-cell>
          <table:table-cell table:style-name="odsStyleTableCell-2a1c08e99736a7ebe63365ff4ea58ded" office:value-type="string">
            <text:p>10.64880</text:p>
          </table:table-cell>
        </table:table-row>
        <table:table-row table:style-name="ro1">
          <table:table-cell table:style-name="odsStyleTableCell-3f51950b1adfdebd64d8aa8dd9c13fd5" office:value-type="string">
            <text:p>PANAMÁ</text:p>
          </table:table-cell>
          <table:table-cell table:style-name="odsStyleTableCell-3f51950b1adfdebd64d8aa8dd9c13fd5" office:value-type="string">
            <text:p>BALBOA</text:p>
          </table:table-cell>
          <table:table-cell table:style-name="odsStyleTableCell-3f51950b1adfdebd64d8aa8dd9c13fd5" office:value-type="string">
            <text:p>PAB</text:p>
          </table:table-cell>
          <table:table-cell table:style-name="odsStyleTableCell-2a1c08e99736a7ebe63365ff4ea58ded" office:value-type="string">
            <text:p>6.86000</text:p>
          </table:table-cell>
          <table:table-cell table:style-name="odsStyleTableCell-2a1c08e99736a7ebe63365ff4ea58ded" office:value-type="string">
            <text:p>1.00000</text:p>
          </table:table-cell>
        </table:table-row>
        <table:table-row table:style-name="ro1">
          <table:table-cell table:style-name="odsStyleTableCell-3f51950b1adfdebd64d8aa8dd9c13fd5" office:value-type="string">
            <text:p>PARAGUAY</text:p>
          </table:table-cell>
          <table:table-cell table:style-name="odsStyleTableCell-3f51950b1adfdebd64d8aa8dd9c13fd5" office:value-type="string">
            <text:p>GUARANI</text:p>
          </table:table-cell>
          <table:table-cell table:style-name="odsStyleTableCell-3f51950b1adfdebd64d8aa8dd9c13fd5" office:value-type="string">
            <text:p>PYG</text:p>
          </table:table-cell>
          <table:table-cell table:style-name="odsStyleTableCell-2a1c08e99736a7ebe63365ff4ea58ded" office:value-type="string">
            <text:p>0.00094</text:p>
          </table:table-cell>
          <table:table-cell table:style-name="odsStyleTableCell-2a1c08e99736a7ebe63365ff4ea58ded" office:value-type="string">
            <text:p>7,312.30000</text:p>
          </table:table-cell>
        </table:table-row>
        <table:table-row table:style-name="ro1">
          <table:table-cell table:style-name="odsStyleTableCell-3f51950b1adfdebd64d8aa8dd9c13fd5" office:value-type="string">
            <text:p>PERU</text:p>
          </table:table-cell>
          <table:table-cell table:style-name="odsStyleTableCell-3f51950b1adfdebd64d8aa8dd9c13fd5" office:value-type="string">
            <text:p>NUEVO SOL</text:p>
          </table:table-cell>
          <table:table-cell table:style-name="odsStyleTableCell-3f51950b1adfdebd64d8aa8dd9c13fd5" office:value-type="string">
            <text:p>PEN</text:p>
          </table:table-cell>
          <table:table-cell table:style-name="odsStyleTableCell-2a1c08e99736a7ebe63365ff4ea58ded" office:value-type="string">
            <text:p>1.85335</text:p>
          </table:table-cell>
          <table:table-cell table:style-name="odsStyleTableCell-2a1c08e99736a7ebe63365ff4ea58ded" office:value-type="string">
            <text:p>3.70140</text:p>
          </table:table-cell>
        </table:table-row>
        <table:table-row table:style-name="ro1">
          <table:table-cell table:style-name="odsStyleTableCell-3f51950b1adfdebd64d8aa8dd9c13fd5" office:value-type="string">
            <text:p>REINO UNIDO</text:p>
          </table:table-cell>
          <table:table-cell table:style-name="odsStyleTableCell-3f51950b1adfdebd64d8aa8dd9c13fd5" office:value-type="string">
            <text:p>LIBRA</text:p>
          </table:table-cell>
          <table:table-cell table:style-name="odsStyleTableCell-3f51950b1adfdebd64d8aa8dd9c13fd5" office:value-type="string">
            <text:p>GBP</text:p>
          </table:table-cell>
          <table:table-cell table:style-name="odsStyleTableCell-2a1c08e99736a7ebe63365ff4ea58ded" office:value-type="string">
            <text:p>8.73140</text:p>
          </table:table-cell>
          <table:table-cell table:style-name="odsStyleTableCell-2a1c08e99736a7ebe63365ff4ea58ded" office:value-type="string">
            <text:p>0.78567</text:p>
          </table:table-cell>
        </table:table-row>
        <table:table-row table:style-name="ro1">
          <table:table-cell table:style-name="odsStyleTableCell-3f51950b1adfdebd64d8aa8dd9c13fd5" office:value-type="string">
            <text:p>REPÚBLICA DOMINICANA</text:p>
          </table:table-cell>
          <table:table-cell table:style-name="odsStyleTableCell-3f51950b1adfdebd64d8aa8dd9c13fd5" office:value-type="string">
            <text:p>PESO DOMINICANO</text:p>
          </table:table-cell>
          <table:table-cell table:style-name="odsStyleTableCell-3f51950b1adfdebd64d8aa8dd9c13fd5" office:value-type="string">
            <text:p>DOP</text:p>
          </table:table-cell>
          <table:table-cell table:style-name="odsStyleTableCell-2a1c08e99736a7ebe63365ff4ea58ded" office:value-type="string">
            <text:p>0.11615</text:p>
          </table:table-cell>
          <table:table-cell table:style-name="odsStyleTableCell-2a1c08e99736a7ebe63365ff4ea58ded" office:value-type="string">
            <text:p>59.06200</text:p>
          </table:table-cell>
        </table:table-row>
        <table:table-row table:style-name="ro1">
          <table:table-cell table:style-name="odsStyleTableCell-3f51950b1adfdebd64d8aa8dd9c13fd5" office:value-type="string">
            <text:p>REP.POPULAR CHINA</text:p>
          </table:table-cell>
          <table:table-cell table:style-name="odsStyleTableCell-3f51950b1adfdebd64d8aa8dd9c13fd5" office:value-type="string">
            <text:p>YUAN RENMINBI OFFSHORE</text:p>
          </table:table-cell>
          <table:table-cell table:style-name="odsStyleTableCell-3f51950b1adfdebd64d8aa8dd9c13fd5" office:value-type="string">
            <text:p>CNH</text:p>
          </table:table-cell>
          <table:table-cell table:style-name="odsStyleTableCell-2a1c08e99736a7ebe63365ff4ea58ded" office:value-type="string">
            <text:p>0.95101</text:p>
          </table:table-cell>
          <table:table-cell table:style-name="odsStyleTableCell-2a1c08e99736a7ebe63365ff4ea58ded" office:value-type="string">
            <text:p>7.21340</text:p>
          </table:table-cell>
        </table:table-row>
        <table:table-row table:style-name="ro1">
          <table:table-cell table:style-name="odsStyleTableCell-3f51950b1adfdebd64d8aa8dd9c13fd5" office:value-type="string">
            <text:p>RUSIA</text:p>
          </table:table-cell>
          <table:table-cell table:style-name="odsStyleTableCell-3f51950b1adfdebd64d8aa8dd9c13fd5" office:value-type="string">
            <text:p>RUBLO RUSO</text:p>
          </table:table-cell>
          <table:table-cell table:style-name="odsStyleTableCell-3f51950b1adfdebd64d8aa8dd9c13fd5" office:value-type="string">
            <text:p>RUB</text:p>
          </table:table-cell>
          <table:table-cell table:style-name="odsStyleTableCell-2a1c08e99736a7ebe63365ff4ea58ded" office:value-type="string">
            <text:p>0.07418</text:p>
          </table:table-cell>
          <table:table-cell table:style-name="odsStyleTableCell-2a1c08e99736a7ebe63365ff4ea58ded" office:value-type="string">
            <text:p>92.47430</text:p>
          </table:table-cell>
        </table:table-row>
        <table:table-row table:style-name="ro1">
          <table:table-cell table:style-name="odsStyleTableCell-3f51950b1adfdebd64d8aa8dd9c13fd5" office:value-type="string">
            <text:p>SINGAPUR</text:p>
          </table:table-cell>
          <table:table-cell table:style-name="odsStyleTableCell-3f51950b1adfdebd64d8aa8dd9c13fd5" office:value-type="string">
            <text:p>DÓLAR</text:p>
          </table:table-cell>
          <table:table-cell table:style-name="odsStyleTableCell-3f51950b1adfdebd64d8aa8dd9c13fd5" office:value-type="string">
            <text:p>SGD</text:p>
          </table:table-cell>
          <table:table-cell table:style-name="odsStyleTableCell-2a1c08e99736a7ebe63365ff4ea58ded" office:value-type="string">
            <text:p>5.11215</text:p>
          </table:table-cell>
          <table:table-cell table:style-name="odsStyleTableCell-2a1c08e99736a7ebe63365ff4ea58ded" office:value-type="string">
            <text:p>1.34190</text:p>
          </table:table-cell>
        </table:table-row>
        <table:table-row table:style-name="ro1">
          <table:table-cell table:style-name="odsStyleTableCell-3f51950b1adfdebd64d8aa8dd9c13fd5" office:value-type="string">
            <text:p>SUDÁFRICA</text:p>
          </table:table-cell>
          <table:table-cell table:style-name="odsStyleTableCell-3f51950b1adfdebd64d8aa8dd9c13fd5" office:value-type="string">
            <text:p>RAND</text:p>
          </table:table-cell>
          <table:table-cell table:style-name="odsStyleTableCell-3f51950b1adfdebd64d8aa8dd9c13fd5" office:value-type="string">
            <text:p>ZAR</text:p>
          </table:table-cell>
          <table:table-cell table:style-name="odsStyleTableCell-2a1c08e99736a7ebe63365ff4ea58ded" office:value-type="string">
            <text:p>0.36258</text:p>
          </table:table-cell>
          <table:table-cell table:style-name="odsStyleTableCell-2a1c08e99736a7ebe63365ff4ea58ded" office:value-type="string">
            <text:p>18.91990</text:p>
          </table:table-cell>
        </table:table-row>
        <table:table-row table:style-name="ro1">
          <table:table-cell table:style-name="odsStyleTableCell-3f51950b1adfdebd64d8aa8dd9c13fd5" office:value-type="string">
            <text:p>SUECIA</text:p>
          </table:table-cell>
          <table:table-cell table:style-name="odsStyleTableCell-3f51950b1adfdebd64d8aa8dd9c13fd5" office:value-type="string">
            <text:p>CORONA</text:p>
          </table:table-cell>
          <table:table-cell table:style-name="odsStyleTableCell-3f51950b1adfdebd64d8aa8dd9c13fd5" office:value-type="string">
            <text:p>SEK</text:p>
          </table:table-cell>
          <table:table-cell table:style-name="odsStyleTableCell-2a1c08e99736a7ebe63365ff4ea58ded" office:value-type="string">
            <text:p>0.65760</text:p>
          </table:table-cell>
          <table:table-cell table:style-name="odsStyleTableCell-2a1c08e99736a7ebe63365ff4ea58ded" office:value-type="string">
            <text:p>10.43180</text:p>
          </table:table-cell>
        </table:table-row>
        <table:table-row table:style-name="ro1">
          <table:table-cell table:style-name="odsStyleTableCell-3f51950b1adfdebd64d8aa8dd9c13fd5" office:value-type="string">
            <text:p>SUIZA</text:p>
          </table:table-cell>
          <table:table-cell table:style-name="odsStyleTableCell-3f51950b1adfdebd64d8aa8dd9c13fd5" office:value-type="string">
            <text:p>FRANCO</text:p>
          </table:table-cell>
          <table:table-cell table:style-name="odsStyleTableCell-3f51950b1adfdebd64d8aa8dd9c13fd5" office:value-type="string">
            <text:p>CHF</text:p>
          </table:table-cell>
          <table:table-cell table:style-name="odsStyleTableCell-2a1c08e99736a7ebe63365ff4ea58ded" office:value-type="string">
            <text:p>7.72610</text:p>
          </table:table-cell>
          <table:table-cell table:style-name="odsStyleTableCell-2a1c08e99736a7ebe63365ff4ea58ded" office:value-type="string">
            <text:p>0.88790</text:p>
          </table:table-cell>
        </table:table-row>
        <table:table-row table:style-name="ro1">
          <table:table-cell table:style-name="odsStyleTableCell-3f51950b1adfdebd64d8aa8dd9c13fd5" office:value-type="string">
            <text:p>TAILANDIA</text:p>
          </table:table-cell>
          <table:table-cell table:style-name="odsStyleTableCell-3f51950b1adfdebd64d8aa8dd9c13fd5" office:value-type="string">
            <text:p>THAI BAHT</text:p>
          </table:table-cell>
          <table:table-cell table:style-name="odsStyleTableCell-3f51950b1adfdebd64d8aa8dd9c13fd5" office:value-type="string">
            <text:p>THB</text:p>
          </table:table-cell>
          <table:table-cell table:style-name="odsStyleTableCell-2a1c08e99736a7ebe63365ff4ea58ded" office:value-type="string">
            <text:p>0.19020</text:p>
          </table:table-cell>
          <table:table-cell table:style-name="odsStyleTableCell-2a1c08e99736a7ebe63365ff4ea58ded" office:value-type="string">
            <text:p>36.06700</text:p>
          </table:table-cell>
        </table:table-row>
        <table:table-row table:style-name="ro1">
          <table:table-cell table:style-name="odsStyleTableCell-3f51950b1adfdebd64d8aa8dd9c13fd5" office:value-type="string">
            <text:p>TAIWAN</text:p>
          </table:table-cell>
          <table:table-cell table:style-name="odsStyleTableCell-3f51950b1adfdebd64d8aa8dd9c13fd5" office:value-type="string">
            <text:p>DÓLAR</text:p>
          </table:table-cell>
          <table:table-cell table:style-name="odsStyleTableCell-3f51950b1adfdebd64d8aa8dd9c13fd5" office:value-type="string">
            <text:p>TWD</text:p>
          </table:table-cell>
          <table:table-cell table:style-name="odsStyleTableCell-2a1c08e99736a7ebe63365ff4ea58ded" office:value-type="string">
            <text:p>0.21587</text:p>
          </table:table-cell>
          <table:table-cell table:style-name="odsStyleTableCell-2a1c08e99736a7ebe63365ff4ea58ded" office:value-type="string">
            <text:p>31.77800</text:p>
          </table:table-cell>
        </table:table-row>
        <table:table-row table:style-name="ro1">
          <table:table-cell table:style-name="odsStyleTableCell-3f51950b1adfdebd64d8aa8dd9c13fd5" office:value-type="string">
            <text:p>TÚNEZ</text:p>
          </table:table-cell>
          <table:table-cell table:style-name="odsStyleTableCell-3f51950b1adfdebd64d8aa8dd9c13fd5" office:value-type="string">
            <text:p>DINAR TUNECINO</text:p>
          </table:table-cell>
          <table:table-cell table:style-name="odsStyleTableCell-3f51950b1adfdebd64d8aa8dd9c13fd5" office:value-type="string">
            <text:p>TND</text:p>
          </table:table-cell>
          <table:table-cell table:style-name="odsStyleTableCell-2a1c08e99736a7ebe63365ff4ea58ded" office:value-type="string">
            <text:p>2.20891</text:p>
          </table:table-cell>
          <table:table-cell table:style-name="odsStyleTableCell-2a1c08e99736a7ebe63365ff4ea58ded" office:value-type="string">
            <text:p>3.10560</text:p>
          </table:table-cell>
        </table:table-row>
        <table:table-row table:style-name="ro1">
          <table:table-cell table:style-name="odsStyleTableCell-3f51950b1adfdebd64d8aa8dd9c13fd5" office:value-type="string">
            <text:p>TURQUÍA</text:p>
          </table:table-cell>
          <table:table-cell table:style-name="odsStyleTableCell-3f51950b1adfdebd64d8aa8dd9c13fd5" office:value-type="string">
            <text:p>LIRA TURCA</text:p>
          </table:table-cell>
          <table:table-cell table:style-name="odsStyleTableCell-3f51950b1adfdebd64d8aa8dd9c13fd5" office:value-type="string">
            <text:p>TRY</text:p>
          </table:table-cell>
          <table:table-cell table:style-name="odsStyleTableCell-2a1c08e99736a7ebe63365ff4ea58ded" office:value-type="string">
            <text:p>0.21209</text:p>
          </table:table-cell>
          <table:table-cell table:style-name="odsStyleTableCell-2a1c08e99736a7ebe63365ff4ea58ded" office:value-type="string">
            <text:p>32.34430</text:p>
          </table:table-cell>
        </table:table-row>
        <table:table-row table:style-name="ro1">
          <table:table-cell table:style-name="odsStyleTableCell-3f51950b1adfdebd64d8aa8dd9c13fd5" office:value-type="string">
            <text:p>URUGUAY</text:p>
          </table:table-cell>
          <table:table-cell table:style-name="odsStyleTableCell-3f51950b1adfdebd64d8aa8dd9c13fd5" office:value-type="string">
            <text:p>PESO</text:p>
          </table:table-cell>
          <table:table-cell table:style-name="odsStyleTableCell-3f51950b1adfdebd64d8aa8dd9c13fd5" office:value-type="string">
            <text:p>UYU</text:p>
          </table:table-cell>
          <table:table-cell table:style-name="odsStyleTableCell-2a1c08e99736a7ebe63365ff4ea58ded" office:value-type="string">
            <text:p>0.17855</text:p>
          </table:table-cell>
          <table:table-cell table:style-name="odsStyleTableCell-2a1c08e99736a7ebe63365ff4ea58ded" office:value-type="string">
            <text:p>38.42090</text:p>
          </table:table-cell>
        </table:table-row>
        <table:table-row table:style-name="ro1">
          <table:table-cell table:style-name="odsStyleTableCell-3f51950b1adfdebd64d8aa8dd9c13fd5" office:value-type="string">
            <text:p>VENEZUELA</text:p>
          </table:table-cell>
          <table:table-cell table:style-name="odsStyleTableCell-3f51950b1adfdebd64d8aa8dd9c13fd5" office:value-type="string">
            <text:p>BOLIVAR DIGITAL</text:p>
          </table:table-cell>
          <table:table-cell table:style-name="odsStyleTableCell-3f51950b1adfdebd64d8aa8dd9c13fd5" office:value-type="string">
            <text:p>VES</text:p>
          </table:table-cell>
          <table:table-cell table:style-name="odsStyleTableCell-2a1c08e99736a7ebe63365ff4ea58ded" office:value-type="string">
            <text:p>0.18930</text:p>
          </table:table-cell>
          <table:table-cell table:style-name="odsStyleTableCell-2a1c08e99736a7ebe63365ff4ea58ded" office:value-type="string">
            <text:p>36.23840</text:p>
          </table:table-cell>
        </table:table-row>
        <table:table-row table:style-name="ro1">
          <table:table-cell table:style-name="odsStyleTableCell-3f51950b1adfdebd64d8aa8dd9c13fd5" office:value-type="string">
            <text:p>VIETNAM</text:p>
          </table:table-cell>
          <table:table-cell table:style-name="odsStyleTableCell-3f51950b1adfdebd64d8aa8dd9c13fd5" office:value-type="string">
            <text:p>DONG</text:p>
          </table:table-cell>
          <table:table-cell table:style-name="odsStyleTableCell-3f51950b1adfdebd64d8aa8dd9c13fd5" office:value-type="string">
            <text:p>VND</text:p>
          </table:table-cell>
          <table:table-cell table:style-name="odsStyleTableCell-2a1c08e99736a7ebe63365ff4ea58ded" office:value-type="string">
            <text:p>0.00028</text:p>
          </table:table-cell>
          <table:table-cell table:style-name="odsStyleTableCell-2a1c08e99736a7ebe63365ff4ea58ded" office:value-type="string">
            <text:p>24,750.00000</text:p>
          </table:table-cell>
        </table:table-row>
        <table:table-row table:style-name="ro1">
          <table:table-cell table:style-name="odsStyleTableCell-3f51950b1adfdebd64d8aa8dd9c13fd5" office:value-type="string">
            <text:p/>
          </table:table-cell>
          <table:table-cell table:style-name="odsStyleTableCell-3f51950b1adfdebd64d8aa8dd9c13fd5" office:value-type="string">
            <text:p>DERECHO ESPECIAL DE GIRO</text:p>
          </table:table-cell>
          <table:table-cell table:style-name="odsStyleTableCell-3f51950b1adfdebd64d8aa8dd9c13fd5" office:value-type="string">
            <text:p>USD/D.E.G.</text:p>
          </table:table-cell>
          <table:table-cell table:style-name="odsStyleTableCell-2a1c08e99736a7ebe63365ff4ea58ded" office:value-type="string">
            <text:p/>
          </table:table-cell>
          <table:table-cell table:style-name="odsStyleTableCell-2a1c08e99736a7ebe63365ff4ea58ded" office:value-type="string">
            <text:p>1.32828</text:p>
          </table:table-cell>
        </table:table-row>
        <table:table-row table:style-name="ro1">
          <table:table-cell table:style-name="odsStyleTableCell-3f51950b1adfdebd64d8aa8dd9c13fd5" office:value-type="string">
            <text:p/>
          </table:table-cell>
          <table:table-cell table:style-name="odsStyleTableCell-3f51950b1adfdebd64d8aa8dd9c13fd5" office:value-type="string">
            <text:p>UNIDAD DE FOMENTO DE VIVIENDA</text:p>
          </table:table-cell>
          <table:table-cell table:style-name="odsStyleTableCell-3f51950b1adfdebd64d8aa8dd9c13fd5" office:value-type="string">
            <text:p>Bs/UFV</text:p>
          </table:table-cell>
          <table:table-cell table:style-name="odsStyleTableCell-2a1c08e99736a7ebe63365ff4ea58ded" office:value-type="string">
            <text:p/>
          </table:table-cell>
          <table:table-cell table:style-name="odsStyleTableCell-2a1c08e99736a7ebe63365ff4ea58ded" office:value-type="string">
            <text:p>2.48535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b9afae6c673c382ea89500d71a3ebcb2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a348ee97d45f9e2dc86c5e17f10ad103" office:value-type="string">
            <text:p> </text:p>
          </table:table-cell>
          <table:table-cell table:style-name="odsStyleTableCell-a348ee97d45f9e2dc86c5e17f10ad103" office:value-type="string">
            <text:p>UNIDAD MONETARIA</text:p>
          </table:table-cell>
          <table:table-cell table:style-name="odsStyleTableCell-a348ee97d45f9e2dc86c5e17f10ad103" office:value-type="string">
            <text:p>MONEDA</text:p>
          </table:table-cell>
          <table:table-cell table:style-name="odsStyleTableCell-a348ee97d45f9e2dc86c5e17f10ad103" office:value-type="string">
            <text:p>TIPO DE CAMBIO EN M.E.</text:p>
          </table:table-cell>
        </table:table-row>
        <table:table-row table:style-name="ro1">
          <table:table-cell table:style-name="odsStyleTableCell-3f51950b1adfdebd64d8aa8dd9c13fd5" office:value-type="string">
            <text:p>ORO</text:p>
          </table:table-cell>
          <table:table-cell table:style-name="odsStyleTableCell-3f51950b1adfdebd64d8aa8dd9c13fd5" office:value-type="string">
            <text:p>ONZA TROY ORO</text:p>
          </table:table-cell>
          <table:table-cell table:style-name="odsStyleTableCell-3f51950b1adfdebd64d8aa8dd9c13fd5" office:value-type="string">
            <text:p>USD./O.T.F.</text:p>
          </table:table-cell>
          <table:table-cell table:style-name="odsStyleTableCell-2a1c08e99736a7ebe63365ff4ea58ded" office:value-type="string">
            <text:p>2,156.64000</text:p>
          </table:table-cell>
        </table:table-row>
        <table:table-row table:style-name="ro1">
          <table:table-cell table:style-name="odsStyleTableCell-3f51950b1adfdebd64d8aa8dd9c13fd5" office:value-type="string">
            <text:p>PLATA</text:p>
          </table:table-cell>
          <table:table-cell table:style-name="odsStyleTableCell-3f51950b1adfdebd64d8aa8dd9c13fd5" office:value-type="string">
            <text:p>ONZA TROY PLATA</text:p>
          </table:table-cell>
          <table:table-cell table:style-name="odsStyleTableCell-3f51950b1adfdebd64d8aa8dd9c13fd5" office:value-type="string">
            <text:p>USD./O.T.F.</text:p>
          </table:table-cell>
          <table:table-cell table:style-name="odsStyleTableCell-2a1c08e99736a7ebe63365ff4ea58ded" office:value-type="string">
            <text:p>24.930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b9afae6c673c382ea89500d71a3ebcb2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a348ee97d45f9e2dc86c5e17f10ad103" office:value-type="string">
            <text:p> </text:p>
          </table:table-cell>
          <table:table-cell table:style-name="odsStyleTableCell-a348ee97d45f9e2dc86c5e17f10ad103" office:value-type="string">
            <text:p>1 MES</text:p>
          </table:table-cell>
          <table:table-cell table:style-name="odsStyleTableCell-a348ee97d45f9e2dc86c5e17f10ad103" office:value-type="string">
            <text:p>3 MESES</text:p>
          </table:table-cell>
          <table:table-cell table:style-name="odsStyleTableCell-a348ee97d45f9e2dc86c5e17f10ad103" office:value-type="string">
            <text:p>6 MESES</text:p>
          </table:table-cell>
        </table:table-row>
        <table:table-row table:style-name="ro1">
          <table:table-cell table:style-name="odsStyleTableCell-5f4cf03b53d51c8ebbe340520edf30b6" office:value-type="string">
            <text:p>TASA LIBOR(USD)</text:p>
          </table:table-cell>
          <table:table-cell table:style-name="odsStyleTableCell-2a1c08e99736a7ebe63365ff4ea58ded" office:value-type="string">
            <text:p>5.44</text:p>
          </table:table-cell>
          <table:table-cell table:style-name="odsStyleTableCell-2a1c08e99736a7ebe63365ff4ea58ded" office:value-type="string">
            <text:p>5.59</text:p>
          </table:table-cell>
          <table:table-cell table:style-name="odsStyleTableCell-2a1c08e99736a7ebe63365ff4ea58ded" office:value-type="string">
            <text:p>5.71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3f51950b1adfdebd64d8aa8dd9c13fd5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56</meta:creation-date>
    <meta:generator>ods générator</meta:generator>
    <dc:date>2024-10-18T20:18:56</dc:date>
    <meta:editing-duration>PT1S</meta:editing-duration>
    <meta:editing-cycles>1</meta:editing-cycles>
    <meta:document-statistic meta:table-count="1" meta:cell-count="4" meta:object-count="0"/>
  </office:meta>
</office:document-meta>
</file>